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Glossario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Glossario.A" style:family="table-column">
      <style:table-column-properties style:column-width="4.249cm" style:rel-column-width="16383*"/>
    </style:style>
    <style:style style:name="Glossario.D" style:family="table-column">
      <style:table-column-properties style:column-width="4.251cm" style:rel-column-width="16386*"/>
    </style:style>
    <style:style style:name="Glossario.A1" style:family="table-cell">
      <style:table-cell-properties fo:background-color="transparent" fo:padding="0.101cm" fo:border-left="none" fo:border-right="none" fo:border-top="0.75pt solid #000000" fo:border-bottom="0.75pt solid #000000" style:writing-mode="page">
        <style:background-image/>
      </style:table-cell-properties>
    </style:style>
    <style:style style:name="Glossario.2" style:family="table-row">
      <style:table-row-properties fo:background-color="transparent">
        <style:background-image/>
      </style:table-row-properties>
    </style:style>
    <style:style style:name="Glossario.A2" style:family="table-cell">
      <style:table-cell-properties fo:background-color="transparent" fo:padding="0.101cm" fo:border="none" style:writing-mode="page">
        <style:background-image/>
      </style:table-cell-properties>
    </style:style>
    <style:style style:name="Glossario.C3" style:family="table-cell" style:data-style-name="N10000">
      <style:table-cell-properties fo:background-color="transparent" fo:padding="0.101cm" fo:border="none" style:writing-mode="page">
        <style:background-image/>
      </style:table-cell-properties>
    </style:style>
    <style:style style:name="Glossario.11" style:family="table-row">
      <style:table-row-properties fo:keep-together="auto"/>
    </style:style>
    <style:style style:name="Glossario.A12" style:family="table-cell">
      <style:table-cell-properties fo:background-color="transparent" fo:padding="0.101cm" fo:border-left="none" fo:border-right="none" fo:border-top="none" fo:border-bottom="0.75pt solid #000000" style:writing-mode="page">
        <style:background-image/>
      </style:table-cell-properties>
    </style:style>
    <style:style style:name="Glossario.B12" style:family="table-cell">
      <style:table-cell-properties fo:background-color="transparent" fo:padding="0.101cm" fo:border-left="none" fo:border-right="none" fo:border-top="none" fo:border-bottom="0.75pt solid #000000" style:writing-mode="page">
        <style:background-image/>
      </style:table-cell-properties>
    </style:style>
    <style:style style:name="Glossario.C12" style:family="table-cell">
      <style:table-cell-properties fo:background-color="transparent" fo:padding="0.101cm" fo:border-left="none" fo:border-right="none" fo:border-top="none" fo:border-bottom="0.75pt solid #000000" style:writing-mode="page">
        <style:background-image/>
      </style:table-cell-properties>
    </style:style>
    <style:style style:name="Glossario.D12" style:family="table-cell">
      <style:table-cell-properties fo:background-color="transparent" fo:padding="0.101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rsid="000b1114" officeooo:paragraph-rsid="000b1114"/>
    </style:style>
    <style:style style:name="P2" style:family="paragraph" style:parent-style-name="Standard">
      <style:text-properties fo:font-size="11pt" officeooo:rsid="000b1114" officeooo:paragraph-rsid="000b1114" style:font-size-asian="11pt" style:font-size-complex="11pt"/>
    </style:style>
    <style:style style:name="P3" style:family="paragraph" style:parent-style-name="Standard">
      <style:text-properties fo:font-size="11pt" officeooo:rsid="001013fa" officeooo:paragraph-rsid="0010e5fd" style:font-size-asian="11pt" style:font-size-complex="11pt"/>
    </style:style>
    <style:style style:name="P4" style:family="paragraph" style:parent-style-name="Standard">
      <style:text-properties fo:font-size="11pt" officeooo:rsid="0010e5fd" officeooo:paragraph-rsid="0010e5fd" style:font-size-asian="11pt" style:font-size-complex="11pt"/>
    </style:style>
    <style:style style:name="P5" style:family="paragraph" style:parent-style-name="Standard">
      <style:text-properties fo:font-size="11pt" officeooo:rsid="00127ccb" officeooo:paragraph-rsid="00127ccb" style:font-size-asian="11pt" style:font-size-complex="11pt"/>
    </style:style>
    <style:style style:name="P6" style:family="paragraph" style:parent-style-name="Standard">
      <style:text-properties fo:font-size="11pt" officeooo:rsid="00142131" officeooo:paragraph-rsid="00142131" style:font-size-asian="11pt" style:font-size-complex="11pt"/>
    </style:style>
    <style:style style:name="P7" style:family="paragraph" style:parent-style-name="Standard">
      <style:text-properties fo:font-size="11pt" style:text-underline-style="none" officeooo:rsid="00127ccb" officeooo:paragraph-rsid="00127ccb" style:font-size-asian="11pt" style:font-size-complex="11pt"/>
    </style:style>
    <style:style style:name="P8" style:family="paragraph" style:parent-style-name="Standard">
      <style:text-properties fo:font-size="11pt" style:text-underline-style="none" officeooo:rsid="00127ccb" officeooo:paragraph-rsid="00142131" style:font-size-asian="11pt" style:font-size-complex="11pt"/>
    </style:style>
    <style:style style:name="P9" style:family="paragraph" style:parent-style-name="Standard">
      <style:text-properties fo:font-size="11pt" style:text-underline-style="none" officeooo:rsid="001013fa" officeooo:paragraph-rsid="001013fa" style:font-size-asian="11pt" style:font-size-complex="11pt"/>
    </style:style>
    <style:style style:name="P10" style:family="paragraph" style:parent-style-name="Standard">
      <style:text-properties fo:font-size="11pt" style:text-underline-style="none" officeooo:rsid="0010e5fd" officeooo:paragraph-rsid="0010e5fd" style:font-size-asian="11pt" style:font-size-complex="11pt"/>
    </style:style>
    <style:style style:name="P11" style:family="paragraph" style:parent-style-name="Standard">
      <style:text-properties fo:font-size="11pt" style:text-underline-style="none" officeooo:rsid="0010e5fd" officeooo:paragraph-rsid="00142131" style:font-size-asian="11pt" style:font-size-complex="11pt"/>
    </style:style>
    <style:style style:name="P12" style:family="paragraph" style:parent-style-name="Standard">
      <style:text-properties fo:font-size="11pt" style:text-underline-style="none" fo:font-weight="bold" officeooo:rsid="0015dc0a" officeooo:paragraph-rsid="0015dc0a" style:font-size-asian="11pt" style:font-weight-asian="bold" style:font-size-complex="11pt" style:font-weight-complex="bold"/>
    </style:style>
    <style:style style:name="P13" style:family="paragraph" style:parent-style-name="Standard">
      <style:text-properties fo:font-size="11pt" style:text-underline-style="none" fo:font-weight="normal" officeooo:rsid="00164a47" officeooo:paragraph-rsid="00164a47" style:font-size-asian="11pt" style:font-weight-asian="normal" style:font-size-complex="11pt" style:font-weight-complex="normal"/>
    </style:style>
    <style:style style:name="P14" style:family="paragraph" style:parent-style-name="Standard">
      <style:text-properties fo:font-size="11pt" style:text-underline-style="none" fo:font-weight="normal" officeooo:rsid="0017306d" officeooo:paragraph-rsid="0017306d" style:font-size-asian="11pt" style:font-weight-asian="normal" style:font-size-complex="11pt" style:font-weight-complex="normal"/>
    </style:style>
    <style:style style:name="P15" style:family="paragraph" style:parent-style-name="Standard">
      <style:text-properties fo:font-size="11pt" style:text-underline-style="none" fo:font-weight="normal" officeooo:rsid="00258112" officeooo:paragraph-rsid="00258112" style:font-size-asian="11pt" style:font-weight-asian="normal" style:font-size-complex="11pt" style:font-weight-complex="normal"/>
    </style:style>
    <style:style style:name="P16" style:family="paragraph" style:parent-style-name="Standard">
      <style:text-properties fo:font-size="11pt" officeooo:rsid="00164a47" officeooo:paragraph-rsid="00164a47" style:font-size-asian="9.60000038146973pt" style:font-size-complex="11pt"/>
    </style:style>
    <style:style style:name="P17" style:family="paragraph" style:parent-style-name="Standard">
      <style:text-properties fo:font-size="11pt" fo:font-style="normal" style:text-underline-style="none" fo:font-weight="normal" officeooo:rsid="00233806" officeooo:paragraph-rsid="00233806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text-properties fo:font-size="11pt" fo:font-style="normal" style:text-underline-style="none" fo:font-weight="normal" officeooo:rsid="00258112" officeooo:paragraph-rsid="00258112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text-properties fo:font-size="14pt" officeooo:rsid="000b1114" officeooo:paragraph-rsid="000b1114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0bd39f" officeooo:paragraph-rsid="000bd39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0bd39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0c5a7d" officeooo:paragraph-rsid="000c5a7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0dcc71" officeooo:paragraph-rsid="000dcc7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c59e8" officeooo:paragraph-rsid="001c59e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29089b" officeooo:paragraph-rsid="0029089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Standard">
      <style:text-properties fo:font-size="12pt" style:text-underline-style="none" fo:font-weight="bold" officeooo:rsid="0015dc0a" officeooo:paragraph-rsid="0015dc0a" style:font-size-asian="12pt" style:font-weight-asian="bold" style:font-size-complex="12pt" style:font-weight-complex="bold"/>
    </style:style>
    <style:style style:name="P28" style:family="paragraph" style:parent-style-name="Standard">
      <style:text-properties fo:font-size="12pt" fo:font-weight="bold" officeooo:rsid="0015dc0a" officeooo:paragraph-rsid="0015dc0a" style:font-size-asian="12pt" style:font-weight-asian="bold" style:font-size-complex="12pt" style:font-weight-complex="bold"/>
    </style:style>
    <style:style style:name="P29" style:family="paragraph" style:parent-style-name="Standard">
      <style:text-properties fo:font-size="12pt" fo:font-weight="bold" officeooo:rsid="000b1114" officeooo:paragraph-rsid="000b1114" style:font-size-asian="12pt" style:font-weight-asian="bold" style:font-size-complex="12pt" style:font-weight-complex="bold"/>
    </style:style>
    <style:style style:name="P30" style:family="paragraph" style:parent-style-name="Standard" style:list-style-name="L1">
      <style:text-properties fo:font-size="11pt" style:text-underline-style="none" fo:font-weight="normal" officeooo:rsid="0017306d" officeooo:paragraph-rsid="0017306d" style:font-size-asian="11pt" style:font-weight-asian="normal" style:font-size-complex="11pt" style:font-weight-complex="normal"/>
    </style:style>
    <style:style style:name="P31" style:family="paragraph" style:parent-style-name="Standard" style:list-style-name="L1">
      <style:text-properties fo:font-size="11pt" style:text-underline-style="none" fo:font-weight="normal" officeooo:rsid="0018a701" officeooo:paragraph-rsid="0018a701" style:font-size-asian="11pt" style:font-weight-asian="normal" style:font-size-complex="11pt" style:font-weight-complex="normal"/>
    </style:style>
    <style:style style:name="P32" style:family="paragraph" style:parent-style-name="Standard" style:list-style-name="L1">
      <style:text-properties fo:font-size="11pt" style:text-underline-style="none" fo:font-weight="normal" officeooo:rsid="0018a701" officeooo:paragraph-rsid="00258112" style:font-size-asian="11pt" style:font-weight-asian="normal" style:font-size-complex="11pt" style:font-weight-complex="normal"/>
    </style:style>
    <style:style style:name="P33" style:family="paragraph" style:parent-style-name="Standard" style:list-style-name="L1">
      <style:text-properties fo:font-size="11pt" style:text-underline-style="none" fo:font-weight="normal" officeooo:rsid="001a4a26" officeooo:paragraph-rsid="001a4a26" style:font-size-asian="11pt" style:font-weight-asian="normal" style:font-size-complex="11pt" style:font-weight-complex="normal"/>
    </style:style>
    <style:style style:name="P34" style:family="paragraph" style:parent-style-name="Standard" style:list-style-name="L1">
      <style:text-properties fo:font-size="11pt" style:text-underline-style="none" fo:font-weight="normal" officeooo:rsid="001c59e8" officeooo:paragraph-rsid="001c59e8" style:font-size-asian="11pt" style:font-weight-asian="normal" style:font-size-complex="11pt" style:font-weight-complex="normal"/>
    </style:style>
    <style:style style:name="P35" style:family="paragraph" style:parent-style-name="Standard" style:list-style-name="L1">
      <style:text-properties fo:font-size="11pt" style:text-underline-style="none" fo:font-weight="normal" officeooo:rsid="001e610e" officeooo:paragraph-rsid="001e610e" style:font-size-asian="11pt" style:font-weight-asian="normal" style:font-size-complex="11pt" style:font-weight-complex="normal"/>
    </style:style>
    <style:style style:name="P36" style:family="paragraph" style:parent-style-name="Standard" style:list-style-name="L1">
      <style:text-properties fo:font-size="11pt" style:text-underline-style="none" fo:font-weight="normal" officeooo:rsid="001e610e" officeooo:paragraph-rsid="00258112" style:font-size-asian="11pt" style:font-weight-asian="normal" style:font-size-complex="11pt" style:font-weight-complex="normal"/>
    </style:style>
    <style:style style:name="P37" style:family="paragraph" style:parent-style-name="Standard" style:list-style-name="L1">
      <style:text-properties fo:font-size="11pt" style:text-underline-style="none" fo:font-weight="normal" officeooo:rsid="00233806" officeooo:paragraph-rsid="00233806" style:font-size-asian="11pt" style:font-weight-asian="normal" style:font-size-complex="11pt" style:font-weight-complex="normal"/>
    </style:style>
    <style:style style:name="P38" style:family="paragraph" style:parent-style-name="Standard" style:list-style-name="L2">
      <style:text-properties fo:font-size="11pt" style:text-underline-style="none" fo:font-weight="normal" officeooo:rsid="00233806" officeooo:paragraph-rsid="00233806" style:font-size-asian="11pt" style:font-weight-asian="normal" style:font-size-complex="11pt" style:font-weight-complex="normal"/>
    </style:style>
    <style:style style:name="P39" style:family="paragraph" style:parent-style-name="Standard" style:list-style-name="L2">
      <style:text-properties fo:font-size="11pt" style:text-underline-style="none" fo:font-weight="normal" officeooo:rsid="00247c4d" officeooo:paragraph-rsid="00247c4d" style:font-size-asian="11pt" style:font-weight-asian="normal" style:font-size-complex="11pt" style:font-weight-complex="normal"/>
    </style:style>
    <style:style style:name="P40" style:family="paragraph" style:parent-style-name="Standard">
      <style:text-properties fo:font-size="11pt" style:text-underline-style="none" officeooo:rsid="00142131" officeooo:paragraph-rsid="00142131" style:font-size-asian="11pt" style:font-size-complex="11pt"/>
    </style:style>
    <style:style style:name="P41" style:family="paragraph" style:parent-style-name="Standard">
      <style:text-properties fo:font-size="11pt" style:text-underline-style="none" officeooo:rsid="002d0740" officeooo:paragraph-rsid="002d0740" style:font-size-asian="11pt" style:font-size-complex="11pt"/>
    </style:style>
    <style:style style:name="P42" style:family="paragraph" style:parent-style-name="Standard">
      <style:text-properties fo:font-size="11pt" style:text-underline-style="none" officeooo:rsid="002e807d" officeooo:paragraph-rsid="002e807d" style:font-size-asian="11pt" style:font-size-complex="11pt"/>
    </style:style>
    <style:style style:name="P43" style:family="paragraph" style:parent-style-name="Standard">
      <style:text-properties fo:font-size="11pt" style:text-underline-style="none" officeooo:rsid="002fc1ae" officeooo:paragraph-rsid="002fc1ae" style:font-size-asian="11pt" style:font-size-complex="11pt"/>
    </style:style>
    <style:style style:name="P44" style:family="paragraph" style:parent-style-name="Standard">
      <style:text-properties fo:font-size="11pt" officeooo:rsid="001013fa" officeooo:paragraph-rsid="001013fa" style:font-size-asian="11pt" style:font-size-complex="11pt"/>
    </style:style>
    <style:style style:name="P45" style:family="paragraph" style:parent-style-name="Standard">
      <style:paragraph-properties fo:break-before="page"/>
      <style:text-properties fo:font-size="11pt" officeooo:rsid="001013fa" officeooo:paragraph-rsid="001013fa" style:font-size-asian="11pt" style:font-size-complex="11pt"/>
    </style:style>
    <style:style style:name="P46" style:family="paragraph" style:parent-style-name="Standard">
      <style:text-properties fo:font-size="11pt" officeooo:rsid="002c0c7b" officeooo:paragraph-rsid="002c0c7b" style:font-size-asian="11pt" style:font-size-complex="11pt"/>
    </style:style>
    <style:style style:name="P47" style:family="paragraph" style:parent-style-name="Standard">
      <style:text-properties fo:font-size="11pt" officeooo:rsid="002d0740" officeooo:paragraph-rsid="002d0740" style:font-size-asian="11pt" style:font-size-complex="11pt"/>
    </style:style>
    <style:style style:name="P48" style:family="paragraph" style:parent-style-name="Standard">
      <style:text-properties fo:font-size="11pt" officeooo:rsid="0010e5fd" officeooo:paragraph-rsid="00142131" style:font-size-asian="11pt" style:font-size-complex="11pt"/>
    </style:style>
    <style:style style:name="P49" style:family="paragraph" style:parent-style-name="Standard">
      <style:text-properties fo:font-size="11pt" officeooo:rsid="002e716a" officeooo:paragraph-rsid="002e716a" style:font-size-asian="11pt" style:font-size-complex="11pt"/>
    </style:style>
    <style:style style:name="P50" style:family="paragraph" style:parent-style-name="Standard">
      <style:text-properties fo:font-size="11pt" style:text-underline-style="solid" style:text-underline-width="auto" style:text-underline-color="font-color" officeooo:rsid="002fc1ae" officeooo:paragraph-rsid="002fc1ae" style:font-size-asian="11pt" style:font-size-complex="11pt"/>
    </style:style>
    <style:style style:name="T1" style:family="text">
      <style:text-properties officeooo:rsid="000c5a7d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0e5fd"/>
    </style:style>
    <style:style style:name="T4" style:family="text">
      <style:text-properties style:text-underline-style="none" officeooo:rsid="00233806"/>
    </style:style>
    <style:style style:name="T5" style:family="text">
      <style:text-properties style:text-underline-style="none" officeooo:rsid="0028d3a9"/>
    </style:style>
    <style:style style:name="T6" style:family="text">
      <style:text-properties style:text-underline-style="none" officeooo:rsid="00127ccb"/>
    </style:style>
    <style:style style:name="T7" style:family="text">
      <style:text-properties style:text-underline-style="none" officeooo:rsid="002d0740"/>
    </style:style>
    <style:style style:name="T8" style:family="text">
      <style:text-properties style:text-underline-style="none" officeooo:rsid="002e716a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1e610e" style:font-style-asian="italic" style:font-style-complex="italic"/>
    </style:style>
    <style:style style:name="T11" style:family="text">
      <style:text-properties fo:font-style="italic" officeooo:rsid="001a4a26" style:font-style-asian="italic" style:font-style-complex="italic"/>
    </style:style>
    <style:style style:name="T12" style:family="text">
      <style:text-properties fo:font-style="italic" officeooo:rsid="001c59e8" style:font-style-asian="italic" style:font-style-complex="italic"/>
    </style:style>
    <style:style style:name="T13" style:family="text">
      <style:text-properties fo:font-style="italic" officeooo:rsid="00258112" style:font-style-asian="italic" style:font-style-complex="italic"/>
    </style:style>
    <style:style style:name="T14" style:family="text">
      <style:text-properties fo:font-style="italic" officeooo:rsid="0026d3fe" style:font-style-asian="italic" style:font-style-complex="italic"/>
    </style:style>
    <style:style style:name="T15" style:family="text">
      <style:text-properties fo:font-style="italic" style:text-underline-style="none" style:font-style-asian="italic" style:font-style-complex="italic"/>
    </style:style>
    <style:style style:name="T16" style:family="text">
      <style:text-properties fo:font-style="italic" style:text-underline-style="none" officeooo:rsid="0010e5fd" style:font-style-asian="italic" style:font-style-complex="italic"/>
    </style:style>
    <style:style style:name="T17" style:family="text">
      <style:text-properties fo:font-style="italic" style:text-underline-style="none" officeooo:rsid="0028d3a9" style:font-style-asian="italic" style:font-style-complex="italic"/>
    </style:style>
    <style:style style:name="T18" style:family="text">
      <style:text-properties fo:font-style="italic" style:text-underline-style="none" officeooo:rsid="002e716a" style:font-style-asian="italic" style:font-style-complex="italic"/>
    </style:style>
    <style:style style:name="T19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20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18a701" style:font-style-asian="normal" style:font-style-complex="normal"/>
    </style:style>
    <style:style style:name="T23" style:family="text">
      <style:text-properties fo:font-style="normal" officeooo:rsid="00199676" style:font-style-asian="normal" style:font-style-complex="normal"/>
    </style:style>
    <style:style style:name="T24" style:family="text">
      <style:text-properties fo:font-style="normal" officeooo:rsid="001a4a26" style:font-style-asian="normal" style:font-style-complex="normal"/>
    </style:style>
    <style:style style:name="T25" style:family="text">
      <style:text-properties fo:font-style="normal" officeooo:rsid="001c59e8" style:font-style-asian="normal" style:font-style-complex="normal"/>
    </style:style>
    <style:style style:name="T26" style:family="text">
      <style:text-properties fo:font-style="normal" officeooo:rsid="001e610e" style:font-style-asian="normal" style:font-style-complex="normal"/>
    </style:style>
    <style:style style:name="T27" style:family="text">
      <style:text-properties fo:font-style="normal" officeooo:rsid="002190f6" style:font-style-asian="normal" style:font-style-complex="normal"/>
    </style:style>
    <style:style style:name="T28" style:family="text">
      <style:text-properties fo:font-style="normal" officeooo:rsid="00233806" style:font-style-asian="normal" style:font-style-complex="normal"/>
    </style:style>
    <style:style style:name="T29" style:family="text">
      <style:text-properties fo:font-style="normal" officeooo:rsid="00258112" style:font-style-asian="normal" style:font-style-complex="normal"/>
    </style:style>
    <style:style style:name="T30" style:family="text">
      <style:text-properties fo:font-style="normal" officeooo:rsid="0026d3fe" style:font-style-asian="normal" style:font-style-complex="normal"/>
    </style:style>
    <style:style style:name="T3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2" style:family="text">
      <style:text-properties fo:font-style="normal" style:text-underline-style="solid" style:text-underline-width="auto" style:text-underline-color="font-color" officeooo:rsid="001e610e" style:font-style-asian="normal" style:font-style-complex="normal"/>
    </style:style>
    <style:style style:name="T33" style:family="text">
      <style:text-properties officeooo:rsid="001aac19"/>
    </style:style>
    <style:style style:name="T34" style:family="text">
      <style:text-properties officeooo:rsid="00258112"/>
    </style:style>
    <style:style style:name="T35" style:family="text">
      <style:text-properties style:use-window-font-color="true" loext:opacity="0%" fo:font-style="normal" officeooo:rsid="001c59e8" fo:background-color="#ffff00" loext:char-shading-value="0" style:font-style-asian="normal" style:font-style-complex="normal"/>
    </style:style>
    <style:style style:name="T36" style:family="text">
      <style:text-properties officeooo:rsid="0028da38"/>
    </style:style>
    <style:style style:name="T37" style:family="text">
      <style:text-properties officeooo:rsid="0029531f"/>
    </style:style>
    <style:style style:name="T38" style:family="text">
      <style:text-properties officeooo:rsid="002a0cc5"/>
    </style:style>
    <style:style style:name="T39" style:family="text">
      <style:text-properties officeooo:rsid="002fc1a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37">PROGETTAZIONE</text:span><text:span text:style-name="T33"> BASE DI DATI</text:span></text:p>
      <text:p text:style-name="P1"/>
      <text:p text:style-name="P16">Si vuole realizzare una base di dati di supporto ad un’applicazione web per la <text:span text:style-name="T38">gestione e la </text:span>vendita di fumetti.</text:p>
      <text:p text:style-name="P1"/>
      <text:p text:style-name="P29">Glossario dei termini</text:p>
      <text:p text:style-name="P2"/>
      <table:table table:name="Glossario" table:style-name="Glossario" table:template-name="Academic">
        <table:table-column table:style-name="Glossario.A" table:number-columns-repeated="3"/>
        <table:table-column table:style-name="Glossario.D"/>
        <table:table-row table:style-name="TableLine94081806191920">
          <table:table-cell table:style-name="Glossario.A1" office:value-type="string">
            <text:p text:style-name="P20">Termine</text:p>
          </table:table-cell>
          <table:table-cell table:style-name="Glossario.A1" office:value-type="string">
            <text:p text:style-name="P21">Descrizione</text:p>
          </table:table-cell>
          <table:table-cell table:style-name="Glossario.A1" office:value-type="string">
            <text:p text:style-name="P21">Sinonimi</text:p>
          </table:table-cell>
          <table:table-cell table:style-name="Glossario.A1" office:value-type="string">
            <text:p text:style-name="P21">Collegamenti</text:p>
          </table:table-cell>
        </table:table-row>
        <table:table-row table:style-name="Glossario.2">
          <table:table-cell table:style-name="Glossario.A2" office:value-type="string">
            <text:p text:style-name="P21">Fumetto</text:p>
          </table:table-cell>
          <table:table-cell table:style-name="Glossario.A2" office:value-type="string">
            <text:p text:style-name="P20">Fumetto disponibile o non disponibile all’acquisto</text:p>
          </table:table-cell>
          <table:table-cell table:style-name="Glossario.A2" office:value-type="string">
            <text:p text:style-name="P20">Prodotto, albo</text:p>
          </table:table-cell>
          <table:table-cell table:style-name="Glossario.A2" office:value-type="string">
            <text:p text:style-name="P20">Numero, collezione, sconto, <text:span text:style-name="T1">carrello</text:span></text:p>
          </table:table-cell>
        </table:table-row>
        <table:table-row table:style-name="TableLine94081806285728">
          <table:table-cell table:style-name="Glossario.A2" office:value-type="string">
            <text:p text:style-name="P20">Numero</text:p>
          </table:table-cell>
          <table:table-cell table:style-name="Glossario.A2" office:value-type="string">
            <text:p text:style-name="P20">Numero di uno specifico albo di una serie a fumetti</text:p>
          </table:table-cell>
          <table:table-cell table:style-name="Glossario.C3">
            <text:p text:style-name="P22"/>
          </table:table-cell>
          <table:table-cell table:style-name="Glossario.A2" office:value-type="string">
            <text:p text:style-name="P20">Fumetto</text:p>
          </table:table-cell>
        </table:table-row>
        <table:table-row table:style-name="TableLine94081806287104">
          <table:table-cell table:style-name="Glossario.A2" office:value-type="string">
            <text:p text:style-name="P20">Collezione</text:p>
          </table:table-cell>
          <table:table-cell table:style-name="Glossario.A2" office:value-type="string">
            <text:p text:style-name="P20">Collezione di fumetti, raggruppa tutti i numeri di una serie a fumetti</text:p>
          </table:table-cell>
          <table:table-cell table:style-name="Glossario.C3">
            <text:p text:style-name="P22"/>
          </table:table-cell>
          <table:table-cell table:style-name="Glossario.A2" office:value-type="string">
            <text:p text:style-name="P20">Fumetto, categoria</text:p>
          </table:table-cell>
        </table:table-row>
        <table:table-row table:style-name="TableLine94081806288080">
          <table:table-cell table:style-name="Glossario.A2" office:value-type="string">
            <text:p text:style-name="P20">Categoria</text:p>
          </table:table-cell>
          <table:table-cell table:style-name="Glossario.A2" office:value-type="string">
            <text:p text:style-name="P20">Categoria di un insieme di collezioni, ne specifica il genere letterario</text:p>
          </table:table-cell>
          <table:table-cell table:style-name="Glossario.C3">
            <text:p text:style-name="P22"/>
          </table:table-cell>
          <table:table-cell table:style-name="Glossario.A2" office:value-type="string">
            <text:p text:style-name="P20">Collezione</text:p>
          </table:table-cell>
        </table:table-row>
        <table:table-row table:style-name="TableLine94081806289520">
          <table:table-cell table:style-name="Glossario.A2" office:value-type="string">
            <text:p text:style-name="P20">Sconto</text:p>
          </table:table-cell>
          <table:table-cell table:style-name="Glossario.A2" office:value-type="string">
            <text:p text:style-name="P20">Sconto applicato ai fumetti, ha una data di scadenza</text:p>
          </table:table-cell>
          <table:table-cell table:style-name="Glossario.C3">
            <text:p text:style-name="P22"/>
          </table:table-cell>
          <table:table-cell table:style-name="Glossario.A2" office:value-type="string">
            <text:p text:style-name="P20">Fumetto, percentuale</text:p>
          </table:table-cell>
        </table:table-row>
        <table:table-row table:style-name="TableLine94081806290560">
          <table:table-cell table:style-name="Glossario.A2" office:value-type="string">
            <text:p text:style-name="P20">Percentuale</text:p>
          </table:table-cell>
          <table:table-cell table:style-name="Glossario.A2" office:value-type="string">
            <text:p text:style-name="P20">Percentuale di sconto</text:p>
          </table:table-cell>
          <table:table-cell table:style-name="Glossario.C3">
            <text:p text:style-name="P22"/>
          </table:table-cell>
          <table:table-cell table:style-name="Glossario.A2" office:value-type="string">
            <text:p text:style-name="P20">Sconto</text:p>
          </table:table-cell>
        </table:table-row>
        <table:table-row table:style-name="TableLine94081806291648">
          <table:table-cell table:style-name="Glossario.A2" office:value-type="string">
            <text:p text:style-name="P20">Utente</text:p>
          </table:table-cell>
          <table:table-cell table:style-name="Glossario.A2" office:value-type="string">
            <text:p text:style-name="P20">Utente registrato <text:span text:style-name="T1">all’applicazione; può effettuare acquisti, usare il carrello e gestire liste desideri</text:span></text:p>
          </table:table-cell>
          <table:table-cell table:style-name="Glossario.A2" office:value-type="string">
            <text:p text:style-name="P24">Cliente, acquirente</text:p>
          </table:table-cell>
          <table:table-cell table:style-name="Glossario.A2" office:value-type="string">
            <text:p text:style-name="P23">Ordine, carrello, lista desideri</text:p>
          </table:table-cell>
        </table:table-row>
        <table:table-row table:style-name="TableLine94081806292736">
          <table:table-cell table:style-name="Glossario.A2" office:value-type="string">
            <text:p text:style-name="P20">Amministratore</text:p>
          </table:table-cell>
          <table:table-cell table:style-name="Glossario.A2" office:value-type="string">
            <text:p text:style-name="P23">Amministratore dell’applicazione</text:p>
          </table:table-cell>
          <table:table-cell table:style-name="Glossario.C3">
            <text:p text:style-name="P22"/>
          </table:table-cell>
          <table:table-cell table:style-name="Glossario.C3">
            <text:p text:style-name="P22"/>
          </table:table-cell>
        </table:table-row>
        <table:table-row table:style-name="TableLine94081806294016">
          <table:table-cell table:style-name="Glossario.A2" office:value-type="string">
            <text:p text:style-name="P20">Ordine</text:p>
          </table:table-cell>
          <table:table-cell table:style-name="Glossario.A2" office:value-type="string">
            <text:p text:style-name="P23">Ordine di acquisto effettuato da un utente</text:p>
          </table:table-cell>
          <table:table-cell table:style-name="Glossario.A2" office:value-type="string">
            <text:p text:style-name="P26">Acquisto</text:p>
          </table:table-cell>
          <table:table-cell table:style-name="Glossario.A2" office:value-type="string">
            <text:p text:style-name="P23">Utente</text:p>
          </table:table-cell>
        </table:table-row>
        <table:table-row table:style-name="Glossario.11">
          <table:table-cell table:style-name="Glossario.A2" office:value-type="string">
            <text:p text:style-name="P20">Carrello</text:p>
          </table:table-cell>
          <table:table-cell table:style-name="Glossario.A2" office:value-type="string">
            <text:p text:style-name="P23">Carrello dei prodotti, ogni utente ne possiede uno</text:p>
          </table:table-cell>
          <table:table-cell table:style-name="Glossario.C3">
            <text:p text:style-name="P22"/>
          </table:table-cell>
          <table:table-cell table:style-name="Glossario.A2" office:value-type="string">
            <text:p text:style-name="P23">Fumetto, utente</text:p>
          </table:table-cell>
        </table:table-row>
        <table:table-row table:style-name="TableLine94081806296192">
          <table:table-cell table:style-name="Glossario.A12" office:value-type="string">
            <text:p text:style-name="P20">Lista desideri</text:p>
          </table:table-cell>
          <table:table-cell table:style-name="Glossario.B12" office:value-type="string">
            <text:p text:style-name="P23">Lista dei prodotti “desiderati” da un utente</text:p>
          </table:table-cell>
          <table:table-cell table:style-name="Glossario.C12" office:value-type="string">
            <text:p text:style-name="P25">Lista</text:p>
          </table:table-cell>
          <table:table-cell table:style-name="Glossario.D12" office:value-type="string">
            <text:p text:style-name="P23">Fumetto, utente</text:p>
          </table:table-cell>
        </table:table-row>
      </table:table>
      <text:p text:style-name="P2"/>
      <text:p text:style-name="P28">Rappresentazione dei dati</text:p>
      <text:p text:style-name="P2"/>
      <text:p text:style-name="P44">Per un <text:span text:style-name="T19">fumetto</text:span><text:span text:style-name="T2"> rappresentiamo il </text:span><text:span text:style-name="T15">numero</text:span><text:span text:style-name="T2">, il prezzo unitario, la quantità disponibile, l’immagine di copertina, lo scrittore, il disegnatore, il numero di pagine, il codice univoco ISBN, </text:span><text:span text:style-name="T3">la sua</text:span><text:span text:style-name="T2"> descrizione, </text:span><text:span text:style-name="T3">la data di aggiunta alla base di dati e la data in cui è avvenuta l’ultima modifica.</text:span></text:p>
      <text:p text:style-name="P46"><text:span text:style-name="T6">I</text:span><text:span text:style-name="T2">l numero è univoco per un fumetto all’interno di una collezione.</text:span></text:p>
      <text:p text:style-name="P5"><text:span text:style-name="T3">L</text:span><text:span text:style-name="T2">a quantità è un interno maggiore o uguale a zero, se è pari a zero si intende che il </text:span><text:span text:style-name="T15">fumetto</text:span><text:span text:style-name="T2"> non è disponibile per l’acquisto.</text:span></text:p>
      <text:p text:style-name="P7">Il numero di pagine è un intero maggiore di zero, può essere assente.</text:p>
      <text:p text:style-name="P8">Il codice ISBN è univoco ed è un codice numero di 13 cifre.</text:p>
      <text:p text:style-name="P6"><text:span text:style-name="T2">Ogni </text:span><text:span text:style-name="T15">fumetto</text:span><text:span text:style-name="T2"> deve appartenere ad una </text:span><text:span text:style-name="T15">collezione</text:span><text:span text:style-name="T2">.</text:span></text:p>
      <text:p text:style-name="P45"><text:span text:style-name="T2">Per una </text:span><text:span text:style-name="T19">collezione</text:span><text:span text:style-name="T2"> rappresentiamo il nome, l’immagine, i </text:span><text:span text:style-name="T15">fumetti</text:span><text:span text:style-name="T2"> che ne fanno parte.</text:span></text:p>
      <text:p text:style-name="P47"><text:span text:style-name="T2">Non possono esistere due </text:span><text:span text:style-name="T15">collezioni</text:span><text:span text:style-name="T2"> con lo stesso nome.</text:span></text:p>
      <text:p text:style-name="P9"/>
      <text:p text:style-name="P44"><text:span text:style-name="T2">Per una </text:span><text:span text:style-name="T19">categoria</text:span><text:span text:style-name="T2"> rappresentiamo il nome e</text:span><text:span text:style-name="T7">d una piccola descrizione</text:span><text:span text:style-name="T2">.</text:span></text:p>
      <text:p text:style-name="P47"><text:span text:style-name="T2">Non possono esistere due </text:span><text:span text:style-name="T15">categorie</text:span><text:span text:style-name="T2"> con lo stesso nome.</text:span></text:p>
      <text:p text:style-name="P47"><text:span text:style-name="T2"/></text:p>
      <text:p text:style-name="P47"><text:span text:style-name="T2">Una </text:span><text:span text:style-name="T15">collezione</text:span><text:span text:style-name="T2"> può essere associata ad una o più </text:span><text:span text:style-name="T15">categorie</text:span><text:span text:style-name="T2">.</text:span></text:p>
      <text:p text:style-name="P9"/>
      <text:p text:style-name="P3"><text:span text:style-name="T2">Per uno </text:span><text:span text:style-name="T19">sconto</text:span><text:span text:style-name="T2"> rappresentiamo </text:span><text:span text:style-name="T3">la </text:span><text:span text:style-name="T16">percentuale</text:span><text:span text:style-name="T3">, la data di scadenza, la data di aggiunta alla base di dati e la data in cui è avvenuta l’ultima modifica.</text:span></text:p>
      <text:p text:style-name="P6"><text:span text:style-name="T3">L</text:span><text:span text:style-name="T2">a </text:span><text:span text:style-name="T15">percentuale</text:span><text:span text:style-name="T2"> è un numero in virgola mobile compreso tra 0 ed 1 (esclusi).</text:span></text:p>
      <text:p text:style-name="P40">La data di scadenza deve indicare una data futura.</text:p>
      <text:p text:style-name="P41">Ogni sconto è identificato dalla <text:span text:style-name="T9">percentuale</text:span> di sconto e dalla data di scadenza.</text:p>
      <text:p text:style-name="P41"/>
      <text:p text:style-name="P41">Uno <text:span text:style-name="T9">sconto</text:span> può essere associato a più <text:span text:style-name="T9">fumetti</text:span> in modo da fare delle promozioni.</text:p>
      <text:p text:style-name="P10"/>
      <text:p text:style-name="P48"><text:span text:style-name="T2">Per un </text:span><text:span text:style-name="T19">utente</text:span><text:span text:style-name="T2"> rappresentiamo il nome, il cognome, </text:span><text:span text:style-name="T4">la data di nascita,</text:span><text:span text:style-name="T2"> l’indirizzo e-mail, il recapito telefonico, la città ed il paese dove abita, la data di aggiunta alla base di dati e la data in cui è avvenuta l’ultima modifica.</text:span></text:p>
      <text:p text:style-name="P47"><text:span text:style-name="T2">Non possono esistere due </text:span><text:span text:style-name="T20">utenti</text:span><text:span text:style-name="T2"> aventi lo stesso indirizzo email.</text:span></text:p>
      <text:p text:style-name="P47"><text:span text:style-name="T2">Gli attributi nome, cognome, </text:span><text:span text:style-name="T8">data di nascita ed email sono obbligatori; mentre il numero telefonico, la città ed il paese sono facoltativi.</text:span></text:p>
      <text:p text:style-name="P11"/>
      <text:p text:style-name="P48"><text:span text:style-name="T2">Per un </text:span><text:span text:style-name="T19">ordine</text:span><text:span text:style-name="T2"> rappresentiamo l’importo totale e la data di aggiunta alla base di dati. </text:span><text:span text:style-name="T8">Ogni ordine è associato ad un ed un sol </text:span><text:span text:style-name="T18">utente</text:span><text:span text:style-name="T8">.</text:span></text:p>
      <text:p text:style-name="P49"><text:span text:style-name="T2">Un ordine è identificato dalla data di creazione e dall’</text:span><text:span text:style-name="T15">utente</text:span><text:span text:style-name="T2"> a cui è associato.</text:span></text:p>
      <text:p text:style-name="P40">L’importo totale è un intero maggiore <text:span text:style-name="T36">o uguale a</text:span> zero.</text:p>
      <text:p text:style-name="P40"/>
      <text:p text:style-name="P42">Per una linea d’ordine rappresentiamo l’ordine a cui è associata, il fumetto a cui è associata, il prezzo di quest’ultimo (nel momento in cui è stato effettuato l’acquisto) al netto degli scont<text:span text:style-name="T39">i associati al fumetto in questione ed infine la quantità di copie del fumetto.</text:span></text:p>
      <text:p text:style-name="P43">Ogni linea d’ordine è identificata dall’ordine e dal fumetto a cui è associata.</text:p>
      <text:p text:style-name="P50">Problema ogni linea d’ordine può avere un solo sconto!!</text:p>
      <text:p text:style-name="P10"/>
      <text:p text:style-name="P4"><text:span text:style-name="T2">Per un </text:span><text:span text:style-name="T19">carrello</text:span><text:span text:style-name="T2"> rappresentiamo l’</text:span><text:span text:style-name="T15">utente</text:span><text:span text:style-name="T2"> che ne è proprietario, l’insieme di </text:span><text:span text:style-name="T15">fumetti</text:span><text:span text:style-name="T2"> che è all’interno </text:span><text:span text:style-name="T5">con la loro quantità</text:span><text:span text:style-name="T2">, la data di aggiunta alla base di dati e la data in cui è avvenuta l’ultima modifica.</text:span></text:p>
      <text:p text:style-name="P10"/>
      <text:p text:style-name="P4"><text:span text:style-name="T2">Per una </text:span><text:span text:style-name="T19">lista desideri</text:span><text:span text:style-name="T2"> rappresentiamo l’</text:span><text:span text:style-name="T15">utente</text:span><text:span text:style-name="T2"> che ne è proprietario, l’insieme di </text:span><text:span text:style-name="T15">fumetti</text:span><text:span text:style-name="T2"> che vi è all’interno, </text:span><text:span text:style-name="T5">il consenso dell’utente a ricevere notifiche su aggiornamenti riguardanti i </text:span><text:span text:style-name="T17">fumetti</text:span><text:span text:style-name="T5"> all’interno della </text:span><text:span text:style-name="T17">lista</text:span><text:span text:style-name="T5">,</text:span><text:span text:style-name="T2"> la data di aggiunta alla base di dati e la data in cui è avvenuta l’ultima modifica.</text:span></text:p>
      <text:p text:style-name="P10"/>
      <text:p text:style-name="P27">Operazioni sui dati</text:p>
      <text:p text:style-name="P12"/>
      <text:p text:style-name="P13">Distingu<text:span text:style-name="T34">o</text:span> le operazioni indotte da un <text:span text:style-name="T9">utente</text:span> e quelle indotte da un <text:span text:style-name="T9">amministratore</text:span>.</text:p>
      <text:p text:style-name="P14">Utente:</text:p>
      <text:list xml:id="list4236765065" text:style-name="L1">
        <text:list-item>
          <text:p text:style-name="P30"><text:span text:style-name="T31">Operazione 1 (ricerca semplice)</text:span><text:span text:style-name="T21">: stampa tutte le informazioni sulle </text:span><text:span text:style-name="T9">collezioni</text:span><text:span text:style-name="T21"> aventi il nome conforme ad una stringa presa in input. </text:span><text:span text:style-name="T29">[molto frequente]</text:span></text:p>
        </text:list-item>
        <text:list-item>
          <text:p text:style-name="P30"><text:span text:style-name="T31">Operazione 2 (ricerca avanzata)</text:span><text:span text:style-name="T21">: stampa tutte le informazioni sulle </text:span><text:span text:style-name="T9">collezioni</text:span><text:span text:style-name="T21"> contenenti </text:span><text:span text:style-name="T9">fumetti</text:span><text:span text:style-name="T21"> aventi </text:span><text:span text:style-name="T22">scrittore, disegnatore e/o codice ISBN conforme ad una combinazione degli stessi parametri presi in input. </text:span><text:span text:style-name="T29">[molto frequente]</text:span></text:p>
        </text:list-item>
        <text:list-item>
          <text:p text:style-name="P31"><text:span text:style-name="T31">Operazione 3 (registrazione)</text:span><text:span text:style-name="T21">: inserisc</text:span><text:span text:style-name="T26">e</text:span><text:span text:style-name="T21"> un nuovo </text:span><text:span text:style-name="T9">utente</text:span><text:span text:style-name="T21"> indicando almeno i suoi dati obbligatori (nome, cognome,</text:span><text:span text:style-name="T28">data di nascita,</text:span><text:span text:style-name="T21"> indirizzo e-mail), se presenti si aggiungono anche gli altri dati. </text:span><text:span text:style-name="T26">Inserisce anche un nuovo </text:span><text:span text:style-name="T10">carrello</text:span><text:span text:style-name="T26"> e lo associa all’</text:span><text:span text:style-name="T10">utente</text:span><text:span text:style-name="T26"> appena inserito. </text:span><text:span text:style-name="T29">[poco frequente]</text:span></text:p>
        </text:list-item>
        <text:list-item>
          <text:p text:style-name="P31"><text:span text:style-name="T31">Operazione 4 (aggiun</text:span><text:span text:style-name="T32">ta</text:span><text:span text:style-name="T31"> al carrello)</text:span><text:span text:style-name="T21">: assegna un </text:span><text:span text:style-name="T9">fumetto</text:span><text:span text:style-name="T21"> al </text:span><text:span text:style-name="T9">carrello</text:span><text:span text:style-name="T21"> di un </text:span><text:span text:style-name="T9">utente</text:span><text:span text:style-name="T21">. </text:span><text:span text:style-name="T29">[molto frequente]</text:span></text:p>
        </text:list-item>
        <text:list-item>
          <text:p text:style-name="P32"><text:span text:style-name="T31">Operazione 5 (rim</text:span><text:span text:style-name="T32">ozione </text:span><text:span text:style-name="T31">dal carrello)</text:span><text:span text:style-name="T21">: </text:span><text:span text:style-name="T23">rimuov</text:span><text:span text:style-name="T26">e</text:span><text:span text:style-name="T23"> </text:span><text:span text:style-name="T24">un </text:span><text:span text:style-name="T11">fumetto</text:span><text:span text:style-name="T24"> dal </text:span><text:span text:style-name="T11">carrello</text:span><text:span text:style-name="T24"> di un </text:span><text:span text:style-name="T11">utente</text:span><text:span text:style-name="T24">. </text:span><text:span text:style-name="T29">[molto frequente]</text:span></text:p>
        </text:list-item>
        <text:list-item>
          <text:p text:style-name="P33"><text:soft-page-break/><text:span text:style-name="T31">Operazione 6 (acquisto)</text:span><text:span text:style-name="T21">: inserisc</text:span><text:span text:style-name="T27">e</text:span><text:span text:style-name="T21"> un nuovo </text:span><text:span text:style-name="T9">ordine</text:span><text:span text:style-name="T21"> </text:span><text:span text:style-name="T25">indicando tutti i suoi dati: l’</text:span><text:span text:style-name="T12">acquirente</text:span><text:span text:style-name="T25">, i </text:span><text:span text:style-name="T12">fumetti</text:span><text:span text:style-name="T25"> presenti nel suo </text:span><text:span text:style-name="T12">carrello</text:span><text:span text:style-name="T25">, gli eventuali </text:span><text:span text:style-name="T12">sconti</text:span><text:span text:style-name="T25"> ad essi associati </text:span><text:span text:style-name="T30">(</text:span><text:span text:style-name="T35">e le informazioni sul pagamento</text:span><text:span text:style-name="T30">)</text:span><text:span text:style-name="T25">. Vengono rimossi tutti i </text:span><text:span text:style-name="T12">fumetti</text:span><text:span text:style-name="T25"> dal </text:span><text:span text:style-name="T12">carrello</text:span><text:span text:style-name="T25"> dell’</text:span><text:span text:style-name="T12">acquirente</text:span><text:span text:style-name="T25">. </text:span><text:span text:style-name="T29">[frequente]</text:span></text:p>
        </text:list-item>
        <text:list-item>
          <text:p text:style-name="P34"><text:span text:style-name="T31">Operazione 7 (creazione lista)</text:span><text:span text:style-name="T21">: </text:span><text:span text:style-name="T26">inserisce una nuova </text:span><text:span text:style-name="T10">lista desideri</text:span><text:span text:style-name="T26"> e la si associa all’</text:span><text:span text:style-name="T10">utente</text:span><text:span text:style-name="T26">. </text:span><text:span text:style-name="T29">[frequente]</text:span></text:p>
        </text:list-item>
        <text:list-item>
          <text:p text:style-name="P35"><text:span text:style-name="T31">Operazione 8 (eliminazione lista)</text:span><text:span text:style-name="T21">: rimuove una specifica </text:span><text:span text:style-name="T9">lista</text:span><text:span text:style-name="T21"> insieme a tutte le sue relazioni. </text:span><text:span text:style-name="T29">[frequente]</text:span></text:p>
        </text:list-item>
        <text:list-item>
          <text:p text:style-name="P36"><text:span text:style-name="T31">Operazione 9 (aggiunta ad una lista)</text:span><text:span text:style-name="T21">: associa un </text:span><text:span text:style-name="T9">fumetto</text:span><text:span text:style-name="T21"> ad una specifica </text:span><text:span text:style-name="T9">lista</text:span><text:span text:style-name="T21"> dell’</text:span><text:span text:style-name="T9">utente</text:span><text:span text:style-name="T21">. </text:span><text:span text:style-name="T29">[frequente]</text:span></text:p>
        </text:list-item>
        <text:list-item>
          <text:p text:style-name="P36"><text:span text:style-name="T31">Operazione 10 (rimozione da una lista)</text:span><text:span text:style-name="T21">: rimuove un </text:span><text:span text:style-name="T9">fumetto</text:span><text:span text:style-name="T21"> da una specifica </text:span><text:span text:style-name="T9">lista</text:span><text:span text:style-name="T21"> dell’</text:span><text:span text:style-name="T9">utente</text:span><text:span text:style-name="T21">. </text:span><text:span text:style-name="T29">[frequente]</text:span></text:p>
        </text:list-item>
        <text:list-item>
          <text:p text:style-name="P37"><text:span text:style-name="T31">Operazione 11 (modifica informazioni utente)</text:span><text:span text:style-name="T21">: aggiorna tutte o alcune informazioni di un </text:span><text:span text:style-name="T9">utente</text:span><text:span text:style-name="T21">: indirizzo e-mail, numero telefonico, città e/o paese. </text:span><text:span text:style-name="T29">[non frequente]</text:span></text:p>
        </text:list-item>
      </text:list>
      <text:p text:style-name="P17">Amministratore:</text:p>
      <text:list xml:id="list1513947030" text:style-name="L2">
        <text:list-item>
          <text:p text:style-name="P38"><text:span text:style-name="T31">Operazione 12 (aggiunta fumetto)</text:span><text:span text:style-name="T21">: inserisce un nuovo </text:span><text:span text:style-name="T9">fumetto</text:span><text:span text:style-name="T21"> indicando tutti i suoi dati ed associandolo ad una </text:span><text:span text:style-name="T9">collezione</text:span><text:span text:style-name="T21">.</text:span></text:p>
        </text:list-item>
        <text:list-item>
          <text:p text:style-name="P39"><text:span text:style-name="T31">Operazione 13 (modifica fumetto)</text:span><text:span text:style-name="T21">: aggiorna alcune informazioni di un </text:span><text:span text:style-name="T9">fumetto</text:span><text:span text:style-name="T21">: prezzo, quantità, immagine, ecc.</text:span></text:p>
        </text:list-item>
        <text:list-item>
          <text:p text:style-name="P39"><text:span text:style-name="T31">Operazione 14 (aggiunta collezione)</text:span><text:span text:style-name="T21">: inserisce una nuova </text:span><text:span text:style-name="T9">collezione</text:span><text:span text:style-name="T21"> indicandone tutti i suoi dati.</text:span></text:p>
        </text:list-item>
        <text:list-item>
          <text:p text:style-name="P39"><text:span text:style-name="T31">Operazione 15 (associa categoria)</text:span><text:span text:style-name="T21">: assegna una </text:span><text:span text:style-name="T9">collezione</text:span><text:span text:style-name="T21"> ad una </text:span><text:span text:style-name="T9">categoria</text:span><text:span text:style-name="T21">.</text:span></text:p>
        </text:list-item>
        <text:list-item>
          <text:p text:style-name="P39"><text:span text:style-name="T31">Operazione 16 (aggiunta sconto)</text:span><text:span text:style-name="T21">: inserisce un nuovo </text:span><text:span text:style-name="T9">sconto</text:span><text:span text:style-name="T21"> indicandone tutti i suoi dati.</text:span></text:p>
        </text:list-item>
        <text:list-item>
          <text:p text:style-name="P39"><text:span text:style-name="T31">Operazione 17 (creazione promozione)</text:span><text:span text:style-name="T21">: assegna uno </text:span><text:span text:style-name="T9">sconto</text:span><text:span text:style-name="T21"> ad un fumetto.</text:span></text:p>
        </text:list-item>
        <text:list-item>
          <text:p text:style-name="P39"><text:span text:style-name="T31">Operazione 18</text:span><text:span text:style-name="T21">: stampa tutti gli </text:span><text:span text:style-name="T9">ordini</text:span><text:span text:style-name="T21"> associati ad un </text:span><text:span text:style-name="T9">utente</text:span><text:span text:style-name="T21"> con nome e cognome dell’utente, data dell’acquisto, totale.</text:span></text:p>
        </text:list-item>
        <text:list-item>
          <text:p text:style-name="P39"><text:span text:style-name="T31">Operazione 19</text:span><text:span text:style-name="T21">: </text:span><text:span text:style-name="T29">stampa tutti i dettagli di un </text:span><text:span text:style-name="T13">ordine</text:span><text:span text:style-name="T29">: </text:span><text:span text:style-name="T13">fumetti</text:span><text:span text:style-name="T29"> presenti nell’</text:span><text:span text:style-name="T13">ordine</text:span><text:span text:style-name="T29"> e </text:span><text:span text:style-name="T13">sconti</text:span><text:span text:style-name="T29"> applicati.</text:span></text:p>
        </text:list-item>
      </text:list>
      <text:p text:style-name="P18"/>
      <text:p text:style-name="P15"><text:span text:style-name="T29">L</text:span><text:span text:style-name="T21">e operazioni indotte dall’amministratore si suppongono di frequenza settimanale o mensile. </text:span><text:span text:style-name="T30">Inoltre sono state omesse tutte quelle operazioni che consistono di query semplici (es: stampare i recapiti di un </text:span><text:span text:style-name="T14">utente</text:span><text:span text:style-name="T30">) e le operazioni che hanno una frequenza bassissima (es: creazione/ rimozione </text:span><text:span text:style-name="T14">categoria</text:span><text:span text:style-name="T30">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it" number:country="IT">
      <number:number number:min-integer-digits="1"/>
    </number:number-style>
    <number:text-style style:name="N10100" number:language="it" number:country="IT">
      <number:text-content/>
    </number:text-style>
    <style:style style:name="Academic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2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emic.3" style:family="table-cell" style:data-style-name="N10100">
      <style:table-cell-properties fo:padding="0cm" fo:padding-left="0cm" fo:padding-right="0cm" fo:padding-top="0cm" fo:padding-bottom="0cm"/>
    </style:style>
    <style:style style:name="Academic.4" style:family="table-cell" style:data-style-name="N10000">
      <style:table-cell-properties fo:padding="0cm" fo:padding-left="0cm" fo:padding-right="0cm" fo:padding-top="0cm" fo:padding-bottom="0cm"/>
    </style:style>
    <style:style style:name="Academic.5" style:family="table-cell" style:data-style-name="N10000">
      <style:table-cell-properties fo:padding="0cm" fo:padding-left="0cm" fo:padding-right="0cm" fo:padding-top="0cm" fo:padding-bottom="0cm"/>
    </style:style>
    <style:style style:name="Academic.6" style:family="table-cell" style:data-style-name="N10100">
      <style:table-cell-properties fo:padding="0cm" fo:padding-left="0cm" fo:padding-right="0cm" fo:padding-top="0cm" fo:padding-bottom="0cm"/>
    </style:style>
    <style:style style:name="Academic.7" style:family="table-cell" style:data-style-name="N10000">
      <style:table-cell-properties fo:padding="0cm" fo:padding-left="0cm" fo:padding-right="0cm" fo:padding-top="0cm" fo:padding-bottom="0cm"/>
    </style:style>
    <style:style style:name="Academic.8" style:family="table-cell" style:data-style-name="N10000">
      <style:table-cell-properties fo:padding="0cm" fo:padding-left="0cm" fo:padding-right="0cm" fo:padding-top="0cm" fo:padding-bottom="0cm"/>
    </style:style>
    <style:style style:name="Academic.9" style:family="table-cell" style:data-style-name="N10000">
      <style:table-cell-properties fo:padding="0cm" fo:padding-left="0cm" fo:padding-right="0cm" fo:padding-top="0cm" fo:padding-bottom="0cm"/>
    </style:style>
    <style:style style:name="Academic.10" style:family="table-cell" style:data-style-name="N10000">
      <style:table-cell-properties fo:padding="0cm" fo:padding-left="0cm" fo:padding-right="0cm" fo:padding-top="0cm" fo:padding-bottom="0cm"/>
    </style:style>
    <style:style style:name="Academic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3" style:family="table-cell" style:data-style-name="N10100">
      <style:table-cell-properties fo:border-bottom="0.74pt solid #000000" fo:padding="0cm" fo:padding-left="0cm" fo:padding-right="0cm" fo:padding-top="0cm" fo:padding-bottom="0cm"/>
    </style:style>
    <style:style style:name="Academic.14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emic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6" style:family="table-cell" style:data-style-name="N10000">
      <style:table-cell-properties fo:border-bottom="0.74pt solid #000000" fo:padding="0cm" fo:padding-left="0cm" fo:padding-right="0cm" fo:padding-top="0cm" fo:padding-bottom="0cm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2T18:22:53.380737304</meta:creation-date>
    <meta:generator>LibreOffice/7.2.5.2.0$Linux_X86_64 LibreOffice_project/20$Build-2</meta:generator>
    <dc:date>2022-03-24T17:52:52.118297551</dc:date>
    <meta:editing-duration>PT2H22M7S</meta:editing-duration>
    <meta:editing-cycles>22</meta:editing-cycles>
    <meta:document-statistic meta:table-count="1" meta:image-count="0" meta:object-count="0" meta:page-count="3" meta:paragraph-count="95" meta:word-count="1110" meta:character-count="7122" meta:non-whitespace-character-count="6126"/>
  </office:meta>
</office:document-meta>
</file>